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9315" officeooo:paragraph-rsid="001f9315"/>
    </style:style>
    <style:style style:name="P2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24pt" officeooo:paragraph-rsid="004690a8" style:font-size-asian="24pt" style:font-size-complex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4690a8" officeooo:paragraph-rsid="004690a8" style:font-size-asian="24pt" style:font-size-complex="24pt"/>
    </style:style>
    <style:style style:name="P5" style:family="paragraph" style:parent-style-name="Text_20_body">
      <style:text-properties officeooo:rsid="0023aea1" officeooo:paragraph-rsid="00309c34"/>
    </style:style>
    <style:style style:name="P6" style:family="paragraph" style:parent-style-name="Text_20_body">
      <style:text-properties officeooo:rsid="0048b71d" officeooo:paragraph-rsid="0048b71d"/>
    </style:style>
    <style:style style:name="P7" style:family="paragraph" style:parent-style-name="Text_20_body">
      <style:text-properties officeooo:rsid="0048b71d" officeooo:paragraph-rsid="0049af55"/>
    </style:style>
    <style:style style:name="P8" style:family="paragraph" style:parent-style-name="Text_20_body">
      <style:text-properties officeooo:rsid="0048b71d" officeooo:paragraph-rsid="004c2e5c"/>
    </style:style>
    <style:style style:name="P9" style:family="paragraph" style:parent-style-name="Text_20_body">
      <style:text-properties officeooo:rsid="0049af55" officeooo:paragraph-rsid="004c2e5c" fo:background-color="#ffff00"/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Heading_20_3">
      <style:text-properties officeooo:paragraph-rsid="004c2e5c"/>
    </style:style>
    <style:style style:name="P13" style:family="paragraph" style:parent-style-name="Heading_20_3">
      <style:paragraph-properties fo:break-before="page"/>
      <style:text-properties officeooo:paragraph-rsid="004b259a"/>
    </style:style>
    <style:style style:name="P14" style:family="paragraph" style:parent-style-name="Heading_20_3">
      <style:paragraph-properties fo:break-before="page"/>
      <style:text-properties officeooo:paragraph-rsid="004e5525"/>
    </style:style>
    <style:style style:name="P15" style:family="paragraph" style:parent-style-name="Heading_20_3">
      <style:paragraph-properties fo:break-before="page"/>
      <style:text-properties officeooo:paragraph-rsid="004fe69a"/>
    </style:style>
    <style:style style:name="P16" style:family="paragraph" style:parent-style-name="Heading_20_2">
      <style:text-properties officeooo:rsid="004c2e5c"/>
    </style:style>
    <style:style style:name="P17" style:family="paragraph" style:parent-style-name="Heading_20_2">
      <style:paragraph-properties fo:break-before="page"/>
      <style:text-properties officeooo:rsid="004c2e5c" officeooo:paragraph-rsid="004c2e5c"/>
    </style:style>
    <style:style style:name="P18" style:family="paragraph" style:parent-style-name="Heading_20_1">
      <style:text-properties officeooo:rsid="00333ba3" officeooo:paragraph-rsid="00333ba3"/>
    </style:style>
    <style:style style:name="P19" style:family="paragraph" style:parent-style-name="Heading_20_1" style:list-style-name="">
      <style:text-properties officeooo:paragraph-rsid="00333ba3"/>
    </style:style>
    <style:style style:name="P20" style:family="paragraph" style:parent-style-name="Heading_20_1">
      <style:paragraph-properties fo:break-before="page"/>
      <style:text-properties officeooo:rsid="002fc091" officeooo:paragraph-rsid="004690a8"/>
    </style:style>
    <style:style style:name="P21" style:family="paragraph" style:parent-style-name="Text_20_body" style:list-style-name="L1">
      <style:text-properties officeooo:rsid="004690a8" officeooo:paragraph-rsid="004690a8"/>
    </style:style>
    <style:style style:name="P22" style:family="paragraph" style:parent-style-name="Text_20_body" style:list-style-name="L1">
      <style:text-properties officeooo:rsid="004690a8" officeooo:paragraph-rsid="0049af55"/>
    </style:style>
    <style:style style:name="P23" style:family="paragraph" style:parent-style-name="Text_20_body" style:list-style-name="L1">
      <style:text-properties officeooo:rsid="004690a8" officeooo:paragraph-rsid="004c2e5c"/>
    </style:style>
    <style:style style:name="P24" style:family="paragraph" style:parent-style-name="Text_20_body" style:list-style-name="L1">
      <style:text-properties officeooo:rsid="004690a8" officeooo:paragraph-rsid="004e5525"/>
    </style:style>
    <style:style style:name="P25" style:family="paragraph" style:parent-style-name="Text_20_body" style:list-style-name="L1">
      <style:text-properties officeooo:rsid="004690a8" officeooo:paragraph-rsid="004fe69a"/>
    </style:style>
    <style:style style:name="P26" style:family="paragraph" style:parent-style-name="Text_20_body" style:list-style-name="L3">
      <style:text-properties officeooo:rsid="004690a8" officeooo:paragraph-rsid="0048b71d"/>
    </style:style>
    <style:style style:name="P27" style:family="paragraph" style:parent-style-name="Text_20_body" style:list-style-name="L7">
      <style:text-properties officeooo:rsid="004690a8" officeooo:paragraph-rsid="0049af55"/>
    </style:style>
    <style:style style:name="P28" style:family="paragraph" style:parent-style-name="Text_20_body" style:list-style-name="L12">
      <style:text-properties officeooo:rsid="004690a8" officeooo:paragraph-rsid="004c2e5c"/>
    </style:style>
    <style:style style:name="P29" style:family="paragraph" style:parent-style-name="Text_20_body" style:list-style-name="L15">
      <style:text-properties officeooo:rsid="004690a8" officeooo:paragraph-rsid="004e5525"/>
    </style:style>
    <style:style style:name="P30" style:family="paragraph" style:parent-style-name="Text_20_body" style:list-style-name="L19">
      <style:text-properties officeooo:rsid="004690a8" officeooo:paragraph-rsid="004fe69a"/>
    </style:style>
    <style:style style:name="P31" style:family="paragraph" style:parent-style-name="Text_20_body" style:list-style-name="L1">
      <style:text-properties officeooo:rsid="0048b71d" officeooo:paragraph-rsid="0048b71d"/>
    </style:style>
    <style:style style:name="P32" style:family="paragraph" style:parent-style-name="Text_20_body" style:list-style-name="L1">
      <style:text-properties officeooo:rsid="0048b71d" officeooo:paragraph-rsid="0049af55"/>
    </style:style>
    <style:style style:name="P33" style:family="paragraph" style:parent-style-name="Text_20_body" style:list-style-name="L1">
      <style:text-properties officeooo:rsid="0048b71d" officeooo:paragraph-rsid="004c2e5c"/>
    </style:style>
    <style:style style:name="P34" style:family="paragraph" style:parent-style-name="Text_20_body" style:list-style-name="L1">
      <style:text-properties officeooo:rsid="0048b71d" officeooo:paragraph-rsid="004e5525"/>
    </style:style>
    <style:style style:name="P35" style:family="paragraph" style:parent-style-name="Text_20_body" style:list-style-name="L1">
      <style:text-properties officeooo:rsid="0048b71d" officeooo:paragraph-rsid="004fe69a"/>
    </style:style>
    <style:style style:name="P36" style:family="paragraph" style:parent-style-name="Text_20_body" style:list-style-name="L2">
      <style:text-properties officeooo:rsid="0048b71d" officeooo:paragraph-rsid="0048b71d"/>
    </style:style>
    <style:style style:name="P37" style:family="paragraph" style:parent-style-name="Text_20_body" style:list-style-name="L3">
      <style:text-properties officeooo:rsid="0048b71d" officeooo:paragraph-rsid="0048b71d"/>
    </style:style>
    <style:style style:name="P38" style:family="paragraph" style:parent-style-name="Text_20_body" style:list-style-name="L4">
      <style:text-properties officeooo:rsid="0048b71d" officeooo:paragraph-rsid="0048b71d"/>
    </style:style>
    <style:style style:name="P39" style:family="paragraph" style:parent-style-name="Text_20_body" style:list-style-name="L5">
      <style:text-properties officeooo:rsid="0048b71d" officeooo:paragraph-rsid="0048b71d"/>
    </style:style>
    <style:style style:name="P40" style:family="paragraph" style:parent-style-name="Text_20_body" style:list-style-name="L6">
      <style:text-properties officeooo:rsid="0048b71d" officeooo:paragraph-rsid="0049af55"/>
    </style:style>
    <style:style style:name="P41" style:family="paragraph" style:parent-style-name="Text_20_body" style:list-style-name="L7">
      <style:text-properties officeooo:rsid="0048b71d" officeooo:paragraph-rsid="0049af55"/>
    </style:style>
    <style:style style:name="P42" style:family="paragraph" style:parent-style-name="Text_20_body" style:list-style-name="L8">
      <style:text-properties officeooo:rsid="0048b71d" officeooo:paragraph-rsid="0049af55"/>
    </style:style>
    <style:style style:name="P43" style:family="paragraph" style:parent-style-name="Text_20_body" style:list-style-name="L9">
      <style:text-properties officeooo:rsid="0048b71d" officeooo:paragraph-rsid="0049af55"/>
    </style:style>
    <style:style style:name="P44" style:family="paragraph" style:parent-style-name="Text_20_body" style:list-style-name="L10">
      <style:text-properties officeooo:rsid="0048b71d" officeooo:paragraph-rsid="004c2e5c"/>
    </style:style>
    <style:style style:name="P45" style:family="paragraph" style:parent-style-name="Text_20_body" style:list-style-name="L11">
      <style:text-properties officeooo:rsid="0048b71d" officeooo:paragraph-rsid="004c2e5c"/>
    </style:style>
    <style:style style:name="P46" style:family="paragraph" style:parent-style-name="Text_20_body" style:list-style-name="L12">
      <style:text-properties officeooo:rsid="0048b71d" officeooo:paragraph-rsid="004c2e5c"/>
    </style:style>
    <style:style style:name="P47" style:family="paragraph" style:parent-style-name="Text_20_body" style:list-style-name="L13">
      <style:text-properties officeooo:rsid="0048b71d" officeooo:paragraph-rsid="004c2e5c"/>
    </style:style>
    <style:style style:name="P48" style:family="paragraph" style:parent-style-name="Text_20_body" style:list-style-name="L14">
      <style:text-properties officeooo:rsid="0048b71d" officeooo:paragraph-rsid="004e5525"/>
    </style:style>
    <style:style style:name="P49" style:family="paragraph" style:parent-style-name="Text_20_body" style:list-style-name="L15">
      <style:text-properties officeooo:rsid="0048b71d" officeooo:paragraph-rsid="004e5525"/>
    </style:style>
    <style:style style:name="P50" style:family="paragraph" style:parent-style-name="Text_20_body" style:list-style-name="L16">
      <style:text-properties officeooo:rsid="0048b71d" officeooo:paragraph-rsid="004e5525"/>
    </style:style>
    <style:style style:name="P51" style:family="paragraph" style:parent-style-name="Text_20_body" style:list-style-name="L17">
      <style:text-properties officeooo:rsid="0048b71d" officeooo:paragraph-rsid="004e5525"/>
    </style:style>
    <style:style style:name="P52" style:family="paragraph" style:parent-style-name="Text_20_body">
      <style:text-properties officeooo:rsid="0048b71d" officeooo:paragraph-rsid="004e5525"/>
    </style:style>
    <style:style style:name="P53" style:family="paragraph" style:parent-style-name="Text_20_body" style:list-style-name="L18">
      <style:text-properties officeooo:rsid="0048b71d" officeooo:paragraph-rsid="004fe69a"/>
    </style:style>
    <style:style style:name="P54" style:family="paragraph" style:parent-style-name="Text_20_body" style:list-style-name="L19">
      <style:text-properties officeooo:rsid="0048b71d" officeooo:paragraph-rsid="004fe69a"/>
    </style:style>
    <style:style style:name="P55" style:family="paragraph" style:parent-style-name="Text_20_body" style:list-style-name="L20">
      <style:text-properties officeooo:rsid="0048b71d" officeooo:paragraph-rsid="004fe69a"/>
    </style:style>
    <style:style style:name="P56" style:family="paragraph" style:parent-style-name="Text_20_body" style:list-style-name="L21">
      <style:text-properties officeooo:rsid="0048b71d" officeooo:paragraph-rsid="004fe69a"/>
    </style:style>
    <style:style style:name="P57" style:family="paragraph" style:parent-style-name="Text_20_body">
      <style:text-properties officeooo:rsid="0048b71d" officeooo:paragraph-rsid="004fe69a"/>
    </style:style>
    <style:style style:name="P58" style:family="paragraph" style:parent-style-name="Text_20_body">
      <style:text-properties officeooo:rsid="0048b71d" officeooo:paragraph-rsid="0051553e"/>
    </style:style>
    <style:style style:name="P59" style:family="paragraph" style:parent-style-name="Text_20_body">
      <style:text-properties officeooo:rsid="0048b71d" officeooo:paragraph-rsid="0052cd2c"/>
    </style:style>
    <style:style style:name="P60" style:family="paragraph" style:parent-style-name="Text_20_body" style:list-style-name="L5">
      <style:text-properties officeooo:rsid="0048b71d" officeooo:paragraph-rsid="0048b71d" fo:background-color="transparent"/>
    </style:style>
    <style:style style:name="P61" style:family="paragraph" style:parent-style-name="Text_20_body" style:list-style-name="L9">
      <style:text-properties officeooo:rsid="0048b71d" officeooo:paragraph-rsid="0049af55" fo:background-color="transparent"/>
    </style:style>
    <style:style style:name="P62" style:family="paragraph" style:parent-style-name="Text_20_body" style:list-style-name="L11">
      <style:text-properties officeooo:rsid="0048b71d" officeooo:paragraph-rsid="004c2e5c" fo:background-color="transparent"/>
    </style:style>
    <style:style style:name="P63" style:family="paragraph" style:parent-style-name="Text_20_body" style:list-style-name="L21">
      <style:text-properties officeooo:rsid="0048b71d" officeooo:paragraph-rsid="004fe69a" fo:background-color="transparent"/>
    </style:style>
    <style:style style:name="P64" style:family="paragraph" style:parent-style-name="Text_20_body" style:list-style-name="L5">
      <style:text-properties officeooo:rsid="0049af55" officeooo:paragraph-rsid="0049af55" fo:background-color="transparent"/>
    </style:style>
    <style:style style:name="P65" style:family="paragraph" style:parent-style-name="Text_20_body" style:list-style-name="L11">
      <style:text-properties officeooo:rsid="004db6df" officeooo:paragraph-rsid="004db6df" fo:background-color="transparent"/>
    </style:style>
    <style:style style:name="P66" style:family="paragraph" style:parent-style-name="Text_20_body" style:list-style-name="L21">
      <style:text-properties officeooo:rsid="004fe69a" officeooo:paragraph-rsid="004fe69a" fo:background-color="transparent"/>
    </style:style>
    <style:style style:name="P67" style:family="paragraph" style:parent-style-name="Text_20_body" style:list-style-name="L5">
      <style:text-properties officeooo:rsid="0049af55" officeooo:paragraph-rsid="0049af55" fo:background-color="#ffff00"/>
    </style:style>
    <style:style style:name="P68" style:family="paragraph" style:parent-style-name="Text_20_body" style:list-style-name="L9">
      <style:text-properties officeooo:rsid="0048b71d" officeooo:paragraph-rsid="0049af55" fo:background-color="#ffff00"/>
    </style:style>
    <style:style style:name="P69" style:family="paragraph" style:parent-style-name="Text_20_body" style:list-style-name="L13">
      <style:text-properties officeooo:rsid="004db6df" officeooo:paragraph-rsid="004db6df"/>
    </style:style>
    <style:style style:name="P70" style:family="paragraph" style:parent-style-name="Text_20_body">
      <style:text-properties officeooo:paragraph-rsid="004c2e5c"/>
    </style:style>
    <style:style style:name="P71" style:family="paragraph" style:parent-style-name="Text_20_body">
      <style:text-properties officeooo:rsid="004e5525" officeooo:paragraph-rsid="004e5525"/>
    </style:style>
    <style:style style:name="P72" style:family="paragraph" style:parent-style-name="Text_20_body" style:list-style-name="L16">
      <style:text-properties officeooo:rsid="004e5525" officeooo:paragraph-rsid="004e5525"/>
    </style:style>
    <style:style style:name="P73" style:family="paragraph" style:parent-style-name="Text_20_body" style:list-style-name="L20">
      <style:text-properties officeooo:rsid="004fe69a" officeooo:paragraph-rsid="004fe69a"/>
    </style:style>
    <style:style style:name="P74" style:family="paragraph" style:parent-style-name="Text_20_body">
      <style:text-properties officeooo:rsid="0052cd2c" officeooo:paragraph-rsid="0052cd2c"/>
    </style:style>
    <style:style style:name="T1" style:family="text">
      <style:text-properties officeooo:rsid="0049af55"/>
    </style:style>
    <style:style style:name="T2" style:family="text">
      <style:text-properties officeooo:rsid="0049af55" fo:background-color="#ffffff"/>
    </style:style>
    <style:style style:name="T3" style:family="text">
      <style:text-properties officeooo:rsid="004b259a"/>
    </style:style>
    <style:style style:name="T4" style:family="text">
      <style:text-properties officeooo:rsid="004c2e5c"/>
    </style:style>
    <style:style style:name="T5" style:family="text">
      <style:text-properties officeooo:rsid="004db6df"/>
    </style:style>
    <style:style style:name="T6" style:family="text">
      <style:text-properties officeooo:rsid="004e5525"/>
    </style:style>
    <style:style style:name="T7" style:family="text">
      <style:text-properties officeooo:rsid="004fe69a"/>
    </style:style>
    <style:style style:name="T8" style:family="text">
      <style:text-properties officeooo:rsid="004fe69a" fo:background-color="#ffffff"/>
    </style:style>
    <style:style style:name="T9" style:family="text">
      <style:text-properties fo:background-color="#ffffff"/>
    </style:style>
    <style:style style:name="T10" style:family="text">
      <style:text-properties officeooo:rsid="0051553e"/>
    </style:style>
    <style:style style:name="T11" style:family="text">
      <style:text-properties officeooo:rsid="0052cd2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-start text:name="__RefHeading___Toc47532_328264401"/>GVC10_scenarios interaction contrat risque<text:bookmark-end text:name="__RefHeading___Toc47532_328264401"/></text:p>
      <text:p text:style-name="P3">v1.0</text:p>
      <text:p text:style-name="P2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1"><text:a xlink:type="simple" xlink:href="#__RefHeading___Toc47558_328264401" text:style-name="Index_20_Link" text:visited-style-name="Index_20_Link">Impacts N+1<text:tab/>2</text:a></text:p>
          <text:p text:style-name="P10"><text:a xlink:type="simple" xlink:href="#__RefHeading___Toc1605_1779291753" text:style-name="Index_20_Link" text:visited-style-name="Index_20_Link">Scénario 1 : Modif Contrat englobe Modif Risque<text:tab/>2</text:a></text:p>
          <text:p text:style-name="P10"><text:a xlink:type="simple" xlink:href="#__RefHeading___Toc1607_1779291753" text:style-name="Index_20_Link" text:visited-style-name="Index_20_Link">Scénario 2 : Modif Contrat impacte Modif Risque<text:tab/>3</text:a></text:p>
          <text:p text:style-name="P11"><text:a xlink:type="simple" xlink:href="#__RefHeading___Toc8819_466897655" text:style-name="Index_20_Link" text:visited-style-name="Index_20_Link">Impacts N<text:tab/>4</text:a></text:p>
          <text:p text:style-name="P10"><text:a xlink:type="simple" xlink:href="#__RefHeading___Toc8821_466897655" text:style-name="Index_20_Link" text:visited-style-name="Index_20_Link">Scénario 1a : Modif Contrat englobe Modif Risque - propo MOA<text:tab/>4</text:a></text:p>
          <text:p text:style-name="P10"><text:a xlink:type="simple" xlink:href="#__RefHeading___Toc8824_466897655" text:style-name="Index_20_Link" text:visited-style-name="Index_20_Link">Scénario 1b : Modif Contrat englobe Modif Risque - propo MOE<text:tab/>5</text:a></text:p>
          <text:p text:style-name="P10"><text:a xlink:type="simple" xlink:href="#__RefHeading___Toc8827_466897655" text:style-name="Index_20_Link" text:visited-style-name="Index_20_Link">Scénario 2 : Modif Contrat impacte Modif Risque<text:tab/>6</text:a></text:p>
        </text:index-body>
      </text:table-of-content>
      <text:p text:style-name="P1"/>
      <text:p text:style-name="P1"/>
      <text:h text:style-name="P18" text:outline-level="1"/>
      <text:h text:style-name="P19" text:outline-level="1"/>
      <text:h text:style-name="P20" text:outline-level="1"/>
      <text:h text:style-name="P16" text:outline-level="2"><text:bookmark-start text:name="__RefHeading___Toc47558_328264401"/>Impacts N+1<text:bookmark-end text:name="__RefHeading___Toc47558_328264401"/></text:h>
      <text:h text:style-name="Heading_20_3" text:outline-level="3"><text:bookmark-start text:name="__RefHeading___Toc1605_1779291753"/><text:span text:style-name="T1">S</text:span>cénario 1<text:span text:style-name="T3"> : Modif Contrat englobe Modif Risque</text:span><text:bookmark-end text:name="__RefHeading___Toc1605_1779291753"/></text:h>
      <text:p text:style-name="P6">Etat initial</text:p>
      <text:list xml:id="list2660092543271451178" text:style-name="L1">
        <text:list-item>
          <text:p text:style-name="P21">C.date-de-terme = 12/2017</text:p>
        </text:list-item>
        <text:list-item>
          <text:p text:style-name="P31">R1.date-fin = 12/2017</text:p>
        </text:list-item>
      </text:list>
      <text:p text:style-name="P6">01/02/2016</text:p>
      <text:list xml:id="list1295140334101517531" text:style-name="L2">
        <text:list-item>
          <text:p text:style-name="P36">modifier de niveau risque (M1)</text:p>
          <text:list>
            <text:list-item>
              <text:p text:style-name="P36">R1.date-fin 12/2017 =&gt; 11/2017</text:p>
            </text:list-item>
          </text:list>
        </text:list-item>
      </text:list>
      <text:p text:style-name="P6">01/03/2016</text:p>
      <text:list xml:id="list2763925745319277776" text:style-name="L3">
        <text:list-item>
          <text:p text:style-name="P37">modifier de niveau contrat (M2)</text:p>
          <text:list>
            <text:list-item>
              <text:p text:style-name="P26">C.date-de-terme 12/2017=&gt; 10/2017</text:p>
            </text:list-item>
          </text:list>
        </text:list-item>
      </text:list>
      <text:p text:style-name="P58">0<text:span text:style-name="T10">2</text:span>/03/2016</text:p>
      <text:list xml:id="list5550754199118319985" text:style-name="L4">
        <text:list-item>
          <text:p text:style-name="P38">établir avenant niveau contrat</text:p>
          <text:list>
            <text:list-item>
              <text:p text:style-name="P38">état contrat : C.date-de-terme 12/2017=&gt; 10/2017</text:p>
            </text:list-item>
          </text:list>
        </text:list-item>
      </text:list>
      <text:p text:style-name="P6">01/09/2016</text:p>
      <text:list xml:id="list8187238249061277918" text:style-name="L5">
        <text:list-item>
          <text:p text:style-name="P39">établir avenant niveau risque</text:p>
          <text:list>
            <text:list-item>
              <text:p text:style-name="P39">état contrat : <text:s/>C.date-de-terme = 10/2017</text:p>
            </text:list-item>
            <text:list-item>
              <text:p text:style-name="P60">état risque</text:p>
              <text:list>
                <text:list-item>
                  <text:p text:style-name="P60">date-fin : 12/2017 =&gt; 11/2017 ? <text:span text:style-name="T1">(conséquence M1)</text:span></text:p>
                </text:list-item>
                <text:list-item>
                  <text:p text:style-name="P60">date-fin : <text:span text:style-name="T1">12/2017 =&gt; 10/2017 ? (conséquence M2)</text:span></text:p>
                </text:list-item>
                <text:list-item>
                  <text:p text:style-name="P64">date-fin : 10/2017 =&gt; 10/2017 ? (conséquence M2 puis M1)</text:p>
                </text:list-item>
                <text:list-item>
                  <text:p text:style-name="P67">pas d'avenant possible. Le risque est censé être ok.</text:p>
                </text:list-item>
              </text:list>
            </text:list-item>
          </text:list>
        </text:list-item>
      </text:list>
      <text:p text:style-name="P6"/>
      <text:p text:style-name="P6"/>
      <text:h text:style-name="P13" text:outline-level="3"><text:bookmark-start text:name="__RefHeading___Toc1607_1779291753"/><text:span text:style-name="T1">S</text:span>cénario <text:span text:style-name="T1">2 : Modif Contrat impacte Modif Risque</text:span><text:bookmark-end text:name="__RefHeading___Toc1607_1779291753"/></text:h>
      <text:p text:style-name="P7">Etat initial</text:p>
      <text:list xml:id="list102529048987783" text:continue-list="list2660092543271451178" text:style-name="L1">
        <text:list-item>
          <text:p text:style-name="P22">C.date-de-terme = 12/2017</text:p>
        </text:list-item>
        <text:list-item>
          <text:p text:style-name="P32">R1.date-fin = 12/2017</text:p>
        </text:list-item>
      </text:list>
      <text:p text:style-name="P7">01/02/2016</text:p>
      <text:list xml:id="list2680402223477499546" text:style-name="L6">
        <text:list-item>
          <text:p text:style-name="P40">modifier de niveau risque (M1)</text:p>
          <text:list>
            <text:list-item>
              <text:p text:style-name="P40">R1.date-fin 12/2017 =&gt; 09/2017</text:p>
            </text:list-item>
          </text:list>
        </text:list-item>
      </text:list>
      <text:p text:style-name="P7">01/03/2016</text:p>
      <text:list xml:id="list5055153762567286019" text:style-name="L7">
        <text:list-item>
          <text:p text:style-name="P41">modifier de niveau contrat (M2)</text:p>
          <text:list>
            <text:list-item>
              <text:p text:style-name="P27">C.date-de-terme 12/2017=&gt; 10/2017</text:p>
            </text:list-item>
          </text:list>
        </text:list-item>
      </text:list>
      <text:p text:style-name="P59"><text:span text:style-name="T11">02</text:span>/03/2016</text:p>
      <text:list xml:id="list7702434251762840582" text:style-name="L8">
        <text:list-item>
          <text:p text:style-name="P42">établir avenant niveau contrat</text:p>
          <text:list>
            <text:list-item>
              <text:p text:style-name="P42">état contrat : C.date-de-terme 12/2017=&gt; 10/2017</text:p>
            </text:list-item>
          </text:list>
        </text:list-item>
      </text:list>
      <text:p text:style-name="P7">01/09/2016</text:p>
      <text:list xml:id="list1254421361263734435" text:style-name="L9">
        <text:list-item>
          <text:p text:style-name="P43">établir avenant niveau risque</text:p>
          <text:list>
            <text:list-item>
              <text:p text:style-name="P43">état contrat : <text:s/>C.date-de-terme = 10/2017</text:p>
            </text:list-item>
            <text:list-item>
              <text:p text:style-name="P61">état risque</text:p>
              <text:list>
                <text:list-item>
                  <text:p text:style-name="P61">date-fin : 12/2017 =&gt; <text:span text:style-name="T1">09</text:span>/2017 ? <text:span text:style-name="T1">(conséquence M1)</text:span></text:p>
                </text:list-item>
                <text:list-item>
                  <text:p text:style-name="P68">date-fin : <text:span text:style-name="T1">10/2017 =&gt; 09/2017 ? (conséquence M2 puis M1)</text:span></text:p>
                </text:list-item>
              </text:list>
            </text:list-item>
          </text:list>
        </text:list-item>
      </text:list>
      <text:p text:style-name="P7"/>
      <text:p text:style-name="P6"/>
      <text:p text:style-name="P5"/>
      <text:h text:style-name="P17" text:outline-level="2"><text:bookmark-start text:name="__RefHeading___Toc8819_466897655"/>Impacts N<text:bookmark-end text:name="__RefHeading___Toc8819_466897655"/></text:h>
      <text:h text:style-name="P12" text:outline-level="3"><text:bookmark-start text:name="__RefHeading___Toc8821_466897655"/><text:span text:style-name="T1">S</text:span>cénario 1<text:span text:style-name="T6">a : Modif Contrat englobe Modif Risque - propo MOA</text:span><text:bookmark-end text:name="__RefHeading___Toc8821_466897655"/></text:h>
      <text:p text:style-name="P8">Etat initial</text:p>
      <text:list xml:id="list102529461814518" text:continue-list="list102529048987783" text:style-name="L1">
        <text:list-item>
          <text:p text:style-name="P23">C.date-de-terme = 12/2016</text:p>
        </text:list-item>
        <text:list-item>
          <text:p text:style-name="P33">R1.date-fin = 12/2016</text:p>
        </text:list-item>
      </text:list>
      <text:p text:style-name="P8">01/02/2016</text:p>
      <text:list xml:id="list263985580633150494" text:style-name="L10">
        <text:list-item>
          <text:p text:style-name="P44">modifier de niveau risque (M1)</text:p>
          <text:list>
            <text:list-item>
              <text:p text:style-name="P44">R1.date-fin 12/2016 =&gt; 11/2016</text:p>
            </text:list-item>
          </text:list>
        </text:list-item>
      </text:list>
      <text:p text:style-name="P8"><text:span text:style-name="T4">15</text:span>/0<text:span text:style-name="T4">2</text:span>/2016</text:p>
      <text:list xml:id="list7648536868363202724" text:style-name="L11">
        <text:list-item>
          <text:p text:style-name="P45">établir avenant niveau risque</text:p>
          <text:list>
            <text:list-item>
              <text:p text:style-name="P45">état contrat : <text:s/>C.date-de-terme = 1<text:span text:style-name="T5">2</text:span>/2016</text:p>
            </text:list-item>
            <text:list-item>
              <text:p text:style-name="P62">état risque<text:span text:style-name="T5"> : </text:span>date-fin : 12/2016 =&gt; 11/2016</text:p>
            </text:list-item>
            <text:list-item>
              <text:p text:style-name="P65">répartition des cotisations : impact M1</text:p>
            </text:list-item>
          </text:list>
        </text:list-item>
      </text:list>
      <text:p text:style-name="P8">01/0<text:span text:style-name="T4">3</text:span>/2016</text:p>
      <text:list xml:id="list2871335946464620610" text:style-name="L12">
        <text:list-item>
          <text:p text:style-name="P46">modifier de niveau contrat (M2)</text:p>
          <text:list>
            <text:list-item>
              <text:p text:style-name="P28">C.date-de-terme 12/2016=&gt; 10/2016</text:p>
            </text:list-item>
          </text:list>
        </text:list-item>
      </text:list>
      <text:p text:style-name="P74">02/03/2016</text:p>
      <text:list xml:id="list8146954340030435713" text:style-name="L13">
        <text:list-item>
          <text:p text:style-name="P47">établir avenant niveau contrat</text:p>
          <text:list>
            <text:list-item>
              <text:p text:style-name="P47">état contrat : C.date-de-terme 12/2016=&gt; 10/2016</text:p>
            </text:list-item>
            <text:list-item>
              <text:p text:style-name="P69">répartition des cotisations : impact M2 - M1</text:p>
            </text:list-item>
          </text:list>
        </text:list-item>
      </text:list>
      <text:p text:style-name="P9"/>
      <text:p text:style-name="P70"/>
      <text:h text:style-name="P14" text:outline-level="3"><text:bookmark-start text:name="__RefHeading___Toc8824_466897655"/><text:span text:style-name="T1">S</text:span>cénario 1<text:span text:style-name="T6">b : Modif Contrat englobe Modif Risque - propo MOE</text:span><text:bookmark-end text:name="__RefHeading___Toc8824_466897655"/></text:h>
      <text:p text:style-name="P71">Iso version N+1, juste en ajoutant les aspects appels de cotisations</text:p>
      <text:p text:style-name="P52">Etat initial</text:p>
      <text:list xml:id="list102529043768573" text:continue-list="list102529461814518" text:style-name="L1">
        <text:list-item>
          <text:p text:style-name="P24">C.date-de-terme = 12/2016</text:p>
        </text:list-item>
        <text:list-item>
          <text:p text:style-name="P34">R1.date-fin = 12/2016</text:p>
        </text:list-item>
      </text:list>
      <text:p text:style-name="P52">01/02/2016</text:p>
      <text:list xml:id="list8019544040605417215" text:style-name="L14">
        <text:list-item>
          <text:p text:style-name="P48">modifier de niveau risque (M1)</text:p>
          <text:list>
            <text:list-item>
              <text:p text:style-name="P48">R1.date-fin 12/2016 =&gt; 11/2016</text:p>
            </text:list-item>
          </text:list>
        </text:list-item>
      </text:list>
      <text:p text:style-name="P52">01/03/2016</text:p>
      <text:list xml:id="list3796630526910288451" text:style-name="L15">
        <text:list-item>
          <text:p text:style-name="P49">modifier de niveau contrat (M2)</text:p>
          <text:list>
            <text:list-item>
              <text:p text:style-name="P29">C.date-de-terme 12/2016=&gt; 10/2016</text:p>
            </text:list-item>
          </text:list>
        </text:list-item>
      </text:list>
      <text:p text:style-name="P74">02/03/2016</text:p>
      <text:list xml:id="list4394033783722239167" text:style-name="L16">
        <text:list-item>
          <text:p text:style-name="P50">établir avenant niveau contrat</text:p>
          <text:list>
            <text:list-item>
              <text:p text:style-name="P50">état contrat : C.date-de-terme 12/2016=&gt; 10/2016</text:p>
            </text:list-item>
            <text:list-item>
              <text:p text:style-name="P72">répartition des cotisations : impact M2</text:p>
            </text:list-item>
          </text:list>
        </text:list-item>
      </text:list>
      <text:p text:style-name="P52">01/09/2016</text:p>
      <text:list xml:id="list3843419945957180358" text:style-name="L17">
        <text:list-item>
          <text:p text:style-name="P51">établir avenant niveau risque<text:span text:style-name="T6"> : pas possible R considéré comme inchangé</text:span></text:p>
        </text:list-item>
      </text:list>
      <text:p text:style-name="P70"/>
      <text:p text:style-name="P70"/>
      <text:h text:style-name="P15" text:outline-level="3"><text:bookmark-start text:name="__RefHeading___Toc8827_466897655"/><text:span text:style-name="T1">S</text:span>cénario <text:span text:style-name="T1">2 : Modif Contrat impacte Modif Risque</text:span><text:bookmark-end text:name="__RefHeading___Toc8827_466897655"/></text:h>
      <text:p text:style-name="P57">Etat initial</text:p>
      <text:list xml:id="list102530215510420" text:continue-list="list102529043768573" text:style-name="L1">
        <text:list-item>
          <text:p text:style-name="P25">C.date-de-terme = 12/2016</text:p>
        </text:list-item>
        <text:list-item>
          <text:p text:style-name="P35">R1.date-fin = 12/2016</text:p>
        </text:list-item>
      </text:list>
      <text:p text:style-name="P57">01/02/2016</text:p>
      <text:list xml:id="list6543891802058749228" text:style-name="L18">
        <text:list-item>
          <text:p text:style-name="P53">modifier de niveau risque (M1)</text:p>
          <text:list>
            <text:list-item>
              <text:p text:style-name="P53">R1.date-fin 12/2016 =&gt; 09/2016</text:p>
            </text:list-item>
          </text:list>
        </text:list-item>
      </text:list>
      <text:p text:style-name="P57">01/03/2016</text:p>
      <text:list xml:id="list942628630856951674" text:style-name="L19">
        <text:list-item>
          <text:p text:style-name="P54">modifier de niveau contrat (M2)</text:p>
          <text:list>
            <text:list-item>
              <text:p text:style-name="P30">C.date-de-terme 12/2016=&gt; 10/2016</text:p>
            </text:list-item>
          </text:list>
        </text:list-item>
      </text:list>
      <text:p text:style-name="P74">02/03/2016</text:p>
      <text:list xml:id="list977245252638727574" text:style-name="L20">
        <text:list-item>
          <text:p text:style-name="P55">établir avenant niveau contrat</text:p>
          <text:list>
            <text:list-item>
              <text:p text:style-name="P55">état contrat : C.date-de-terme 12/2016=&gt; 10/2016</text:p>
            </text:list-item>
            <text:list-item>
              <text:p text:style-name="P73">répartition des cotisations : impact M2</text:p>
            </text:list-item>
          </text:list>
        </text:list-item>
      </text:list>
      <text:p text:style-name="P57">01/09/2016</text:p>
      <text:list xml:id="list944356983399298668" text:style-name="L21">
        <text:list-item>
          <text:p text:style-name="P56">établir avenant niveau risque</text:p>
          <text:list>
            <text:list-item>
              <text:p text:style-name="P56">état contrat : <text:s/>C.date-de-terme = 10/2016</text:p>
            </text:list-item>
            <text:list-item>
              <text:p text:style-name="P63">état risque<text:span text:style-name="T7"> : </text:span><text:span text:style-name="T9">date-fin : </text:span><text:span text:style-name="T2">10/2016 =&gt; 09/2016</text:span><text:span text:style-name="T8"> </text:span><text:span text:style-name="T2">(conséquence M2 puis M1)</text:span></text:p>
            </text:list-item>
            <text:list-item>
              <text:p text:style-name="P66"><text:span text:style-name="T2">r</text:span><text:span text:style-name="T9">épartition des cotisations : impact M1 - M2</text:span></text:p>
            </text:list-item>
          </text:list>
        </text:list-item>
      </text:list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6H17M19S</meta:editing-duration>
    <meta:editing-cycles>40</meta:editing-cycles>
    <meta:generator>LibreOffice/5.0.5.2$Windows_x86 LibreOffice_project/55b006a02d247b5f7215fc6ea0fde844b30035b3</meta:generator>
    <dc:date>2016-05-12T10:25:28.610000000</dc:date>
    <meta:print-date>2016-05-12T10:03:14.332000000</meta:print-date>
    <meta:document-statistic meta:table-count="0" meta:image-count="0" meta:object-count="0" meta:page-count="6" meta:paragraph-count="107" meta:word-count="547" meta:character-count="3269" meta:non-whitespace-character-count="2889"/>
    <meta:user-defined meta:name="Info 1"/>
    <meta:user-defined meta:name="Info 2"/>
    <meta:user-defined meta:name="Info 3"/>
    <meta:user-defined meta:name="Info 4"/>
  </office:meta>
</office:document-meta>
</file>